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color="#ffffff" fo:font-size="72pt" fo:font-weight="bold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7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54pt" fo:font-weight="bold" style:font-size-asian="54pt" style:font-size-complex="54pt"/>
    </style:style>
    <style:style style:name="T1" style:family="text">
      <style:text-properties fo:color="#ffffff" fo:font-family="'Arial Black'" style:font-family-generic="swiss" style:font-pitch="variable" fo:font-size="58pt" fo:font-weight="bold" style:font-size-asian="58pt" style:font-size-complex="58pt"/>
    </style:style>
    <style:style style:name="T2" style:family="text">
      <style:text-properties fo:color="#ffffff" fo:font-family="'Arial Black'" style:font-family-generic="swiss" style:font-pitch="variable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hwalcie Pana narody,</text:span><text:span text:style-name="T1"><text:line-break/></text:span><text:span text:style-name="T1">Wysławiajcie Go ludy</text:span><text:span text:style-name="T1"><text:line-break/></text:span><text:span text:style-name="T1">Bo Jego łaskawość</text:span><text:span text:style-name="T1"><text:line-break/></text:span><text:span text:style-name="T1">nad nami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.001cm" presentation:class="title" presentation:user-transformed="true">
          <draw:text-box>
            <text:p text:style-name="P1"><text:span text:style-name="T1">1. Śpiewajcie Panu</text:span><text:span text:style-name="T1"><text:line-break/></text:span><text:span text:style-name="T1">pieśń nową</text:span><text:span text:style-name="T1"><text:line-break/></text:span><text:span text:style-name="T1">Niechaj chwała</text:span><text:span text:style-name="T1"><text:line-break/></text:span><text:span text:style-name="T1">dziś Panu zabrzmi</text:span><text:span text:style-name="T1"><text:line-break/></text:span><text:span text:style-name="T1">Niechaj Kościół się</text:span><text:span text:style-name="T1"><text:line-break/></text:span><text:span text:style-name="T1">cieszy swym Stwórcą</text:span><text:span text:style-name="T1"><text:line-break/></text:span><text:span text:style-name="T1">Jego Królestwo na wiek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Chwalcie Pana narody,</text:span><text:span text:style-name="T1"><text:line-break/></text:span><text:span text:style-name="T1">Wysławiajcie Go ludy</text:span><text:span text:style-name="T1"><text:line-break/></text:span><text:span text:style-name="T1">Bo Jego łaskawość</text:span><text:span text:style-name="T1"><text:line-break/></text:span><text:span text:style-name="T1">nad nami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6" draw:layer="layout" svg:width="28cm" svg:height="21.473cm" svg:x="0cm" svg:y="-0.235cm" presentation:class="title" presentation:user-transformed="true">
          <draw:text-box>
            <text:p text:style-name="P6"><text:span text:style-name="T2">2. Niechaj chwalą</text:span><text:span text:style-name="T2"><text:line-break/></text:span><text:span text:style-name="T2">Jego imię wśród tańców</text:span><text:span text:style-name="T2"><text:line-break/></text:span><text:span text:style-name="T2">Niechaj grają Mu</text:span><text:span text:style-name="T2"><text:line-break/></text:span><text:span text:style-name="T2">na bębnie i cytrze</text:span><text:span text:style-name="T2"><text:line-break/></text:span><text:span text:style-name="T2">Bo Król sobie</text:span><text:span text:style-name="T2"><text:line-break/></text:span><text:span text:style-name="T2">w nas upodobał</text:span><text:span text:style-name="T2"><text:line-break/></text:span><text:span text:style-name="T2">On zdobi pokornych</text:span><text:span text:style-name="T2"><text:line-break/></text:span><text:span text:style-name="T2">zwycięstw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Chwalcie Pana narody,</text:span><text:span text:style-name="T1"><text:line-break/></text:span><text:span text:style-name="T1">Wysławiajcie Go ludy</text:span><text:span text:style-name="T1"><text:line-break/></text:span><text:span text:style-name="T1">Bo Jego łaskawość</text:span><text:span text:style-name="T1"><text:line-break/></text:span><text:span text:style-name="T1">nad nami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7" draw:layer="layout" svg:width="28cm" svg:height="21.473cm" svg:x="0cm" svg:y="-0.237cm" presentation:class="title" presentation:user-transformed="true">
          <draw:text-box>
            <text:p text:style-name="P6"><text:span text:style-name="T2">3. Niech weselą się</text:span><text:span text:style-name="T2"><text:line-break/></text:span><text:span text:style-name="T2">święci wśród chwały</text:span><text:span text:style-name="T2"><text:line-break/></text:span><text:span text:style-name="T2">Niechaj cieszą się</text:span><text:span text:style-name="T2"><text:line-break/></text:span><text:span text:style-name="T2">na swoich miejscach</text:span><text:span text:style-name="T2"><text:line-break/></text:span><text:span text:style-name="T2">Niech w ich ustach</text:span><text:span text:style-name="T2"><text:line-break/></text:span><text:span text:style-name="T2">będzie Boża chwała</text:span><text:span text:style-name="T2"><text:line-break/></text:span><text:span text:style-name="T2">A miecz obosieczny</text:span><text:span text:style-name="T2"><text:line-break/></text:span><text:span text:style-name="T2">w ich ręka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Chwalcie Pana narody,</text:span><text:span text:style-name="T1"><text:line-break/></text:span><text:span text:style-name="T1">Wysławiajcie Go ludy</text:span><text:span text:style-name="T1"><text:line-break/></text:span><text:span text:style-name="T1">Bo Jego łaskawość</text:span><text:span text:style-name="T1"><text:line-break/></text:span><text:span text:style-name="T1">nad nami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5-21T13:36:43</meta:creation-date>
    <dc:date>2013-05-28T17:48:08.45</dc:date>
    <dc:language>pl-PL</dc:language>
    <meta:editing-cycles>9</meta:editing-cycles>
    <meta:editing-duration>PT17M28S</meta:editing-duration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